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officeooo:rsid="000e5f1d" officeooo:paragraph-rsid="000e5f1d" style:font-size-asian="13.1000003814697pt" style:font-size-complex="15pt"/>
    </style:style>
    <style:style style:name="P2" style:family="paragraph" style:parent-style-name="Standard">
      <style:text-properties style:font-name="Chandas" fo:font-size="15pt" officeooo:rsid="00106d10" officeooo:paragraph-rsid="00106d10" style:font-size-asian="13.1000003814697pt" style:font-size-complex="15pt"/>
    </style:style>
    <style:style style:name="P3" style:family="paragraph" style:parent-style-name="Standard">
      <style:text-properties style:font-name="Chandas" fo:font-size="15pt" officeooo:rsid="00106d10" officeooo:paragraph-rsid="0012bcf7" style:font-size-asian="13.1000003814697pt" style:font-size-complex="15pt"/>
    </style:style>
    <style:style style:name="P4" style:family="paragraph" style:parent-style-name="Standard">
      <style:text-properties style:font-name="Chandas" fo:font-size="15pt" officeooo:rsid="001452cb" officeooo:paragraph-rsid="001452cb" style:font-size-asian="13.1000003814697pt" style:font-size-complex="15pt"/>
    </style:style>
    <style:style style:name="P5" style:family="paragraph" style:parent-style-name="Standard">
      <style:text-properties style:font-name="Chandas" fo:font-size="15pt" officeooo:rsid="00172eb0" officeooo:paragraph-rsid="00172eb0" style:font-size-asian="13.1000003814697pt" style:font-size-complex="15pt"/>
    </style:style>
    <style:style style:name="T1" style:family="text">
      <style:text-properties officeooo:rsid="000f88a6"/>
    </style:style>
    <style:style style:name="T2" style:family="text">
      <style:text-properties style:text-position="sub 58%" officeooo:rsid="000f88a6"/>
    </style:style>
    <style:style style:name="T3" style:family="text">
      <style:text-properties style:text-position="sub 58%" style:font-size-asian="13pt"/>
    </style:style>
    <style:style style:name="T4" style:family="text">
      <style:text-properties style:text-position="sub 58%" officeooo:rsid="0012bcf7" style:font-size-asian="13pt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f88a6"/>
    </style:style>
    <style:style style:name="T7" style:family="text">
      <style:text-properties style:text-position="0% 100%" officeooo:rsid="00106d10"/>
    </style:style>
    <style:style style:name="T8" style:family="text">
      <style:text-properties style:text-position="0% 100%" officeooo:rsid="0012bcf7"/>
    </style:style>
    <style:style style:name="T9" style:family="text">
      <style:text-properties style:text-position="0% 100%" style:font-size-asian="13pt"/>
    </style:style>
    <style:style style:name="T10" style:family="text">
      <style:text-properties style:text-position="0% 100%" officeooo:rsid="0012bcf7" style:font-size-asian="13pt"/>
    </style:style>
    <style:style style:name="T11" style:family="text">
      <style:text-properties style:text-position="0% 100%" officeooo:rsid="001452cb" style:font-size-asian="13pt"/>
    </style:style>
    <style:style style:name="T12" style:family="text">
      <style:text-properties style:text-position="0% 100%" officeooo:rsid="0015ddbb" style:font-size-asian="13pt"/>
    </style:style>
    <style:style style:name="T13" style:family="text">
      <style:text-properties style:text-position="0% 100%" officeooo:rsid="001452cb"/>
    </style:style>
    <style:style style:name="T14" style:family="text">
      <style:text-properties style:text-position="super 58%" officeooo:rsid="000f88a6"/>
    </style:style>
    <style:style style:name="T15" style:family="text">
      <style:text-properties style:text-position="super 58%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 <text:tab/><text:span text:style-name="T1">110,01</text:span><text:span text:style-name="T2">2</text:span><text:span text:style-name="T6">= (</text:span><text:span text:style-name="T13">1·</text:span><text:span text:style-name="T6">2²)+(</text:span><text:span text:style-name="T13">1·</text:span><text:span text:style-name="T6">2¹)+(</text:span><text:span text:style-name="T13">0·</text:span><text:span text:style-name="T6">2⁰)+(</text:span><text:span text:style-name="T13">0·</text:span><text:span text:style-name="T6">2</text:span><text:span text:style-name="T14">-1</text:span><text:span text:style-name="T6">)+(</text:span><text:span text:style-name="T13">1·</text:span><text:span text:style-name="T6">2</text:span><text:span text:style-name="T14">-2</text:span><text:span text:style-name="T6">)</text:span></text:p>
      <text:p text:style-name="P1"><text:span text:style-name="T6"><text:tab/><text:tab/><text:tab/> (4)+(2)+(0)+(0)+(</text:span><text:span text:style-name="T7">0,25</text:span><text:span text:style-name="T6">)</text:span></text:p>
      <text:p text:style-name="P1"><text:span text:style-name="T6"><text:tab/><text:tab/> <text:s text:c="2"/></text:span><text:span text:style-name="T7">= 6,25</text:span></text:p>
      <text:p text:style-name="P3"><text:span text:style-name="T5">b)<text:tab/></text:span><text:span text:style-name="T8">107</text:span><text:span text:style-name="T4">8</text:span><text:span text:style-name="T10"> = (1·8²)+(0·8¹)+(7·8⁰)</text:span></text:p>
      <text:p text:style-name="P3"><text:span text:style-name="T10"><text:tab/><text:tab/><text:tab/>64+0+7</text:span></text:p>
      <text:p text:style-name="P3"><text:span text:style-name="T10"><text:tab/><text:tab/><text:tab/> <text:s text:c="2"/>71</text:span></text:p>
      <text:p text:style-name="P4"><text:span text:style-name="T10">C</text:span><text:span text:style-name="T9">)<text:tab/>2A3</text:span><text:span text:style-name="T3">16 </text:span><text:span text:style-name="T9">= (2·16</text:span><text:span text:style-name="T15">2</text:span><text:span text:style-name="T9">)+(10·16</text:span><text:span text:style-name="T15">1</text:span><text:span text:style-name="T9">)+(3·16</text:span><text:span text:style-name="T15">0</text:span><text:span text:style-name="T9">)</text:span></text:p>
      <text:p text:style-name="P3"><text:span text:style-name="T4"><text:tab/><text:tab/><text:tab/></text:span><text:span text:style-name="T10"> </text:span><text:span text:style-name="T11">512+160+3</text:span></text:p>
      <text:p text:style-name="P3"><text:span text:style-name="T11"><text:tab/><text:tab/><text:tab/><text:tab/>675</text:span></text:p>
      <text:p text:style-name="P4"><text:span text:style-name="T9">d)<text:tab/>1160</text:span><text:span text:style-name="T3">8 </text:span><text:span text:style-name="T9">= (1·8</text:span><text:span text:style-name="T15">3</text:span><text:span text:style-name="T9">)+(1·8</text:span><text:span text:style-name="T15">2</text:span><text:span text:style-name="T9">)+(6·8</text:span><text:span text:style-name="T15">1</text:span><text:span text:style-name="T9">)+(0·8</text:span><text:span text:style-name="T15">0</text:span><text:span text:style-name="T9">)</text:span></text:p>
      <text:p text:style-name="P4"><text:span text:style-name="T9"><text:tab/><text:tab/><text:tab/>512+64+48</text:span></text:p>
      <text:p text:style-name="P4"><text:span text:style-name="T9"><text:tab/><text:tab/><text:tab/><text:tab/>624</text:span></text:p>
      <text:p text:style-name="P4"><text:span text:style-name="T9">e)<text:tab/>110011,101</text:span><text:span text:style-name="T3">2 </text:span><text:span text:style-name="T9">= (1·2</text:span><text:span text:style-name="T15">5</text:span><text:span text:style-name="T9">)+(1·2</text:span><text:span text:style-name="T15">4</text:span><text:span text:style-name="T9">)+(0·2</text:span><text:span text:style-name="T15">3</text:span><text:span text:style-name="T9">)+(0·2</text:span><text:span text:style-name="T15">2</text:span><text:span text:style-name="T9">)+(1·2</text:span><text:span text:style-name="T15">1</text:span><text:span text:style-name="T9">)+(1·2</text:span><text:span text:style-name="T15">0</text:span><text:span text:style-name="T9">)+<text:tab/><text:tab/><text:tab/><text:tab/><text:tab/><text:tab/>(1·2</text:span><text:span text:style-name="T15">-1</text:span><text:span text:style-name="T9">)+(0·2</text:span><text:span text:style-name="T15">-2</text:span><text:span text:style-name="T9">)+(1·2</text:span><text:span text:style-name="T15">-3</text:span><text:span text:style-name="T9">)</text:span></text:p>
      <text:p text:style-name="P2"><text:span text:style-name="T4"><text:tab/><text:tab/><text:tab/><text:tab/><text:tab/></text:span><text:span text:style-name="T12">32+16+0+0+2+1+0,5+0+0,125</text:span></text:p>
      <text:p text:style-name="P2"><text:span text:style-name="T12"><text:tab/><text:tab/><text:tab/><text:tab/><text:tab/><text:tab/><text:tab/> <text:s/>51,625</text:span></text:p>
      <text:p text:style-name="P2"><text:span text:style-name="T12"/></text:p>
      <text:p text:style-name="P2"><text:span text:style-name="T12"/></text:p>
      <text:p text:style-name="P5"><text:soft-page-break/><text:span text:style-name="T12">f</text:span><text:span text:style-name="T9">)<text:tab/>AAF0</text:span><text:span text:style-name="T3">16 </text:span><text:span text:style-name="T9">= (10·16</text:span><text:span text:style-name="T15">3</text:span><text:span text:style-name="T9">)+(10·16</text:span><text:span text:style-name="T15">2</text:span><text:span text:style-name="T9">)+(15·16</text:span><text:span text:style-name="T15">1</text:span><text:span text:style-name="T9">)+(0·16</text:span><text:span text:style-name="T15">0</text:span><text:span text:style-name="T9">)</text:span></text:p>
      <text:p text:style-name="P5"><text:span text:style-name="T9"><text:tab/><text:tab/><text:tab/> <text:s text:c="2"/>40960+2560+240</text:span></text:p>
      <text:p text:style-name="P5"><text:span text:style-name="T9"><text:tab/><text:tab/><text:tab/><text:tab/><text:tab/> 43760</text:span></text:p>
      <text:p text:style-name="P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6:56:09.879976154</meta:creation-date>
    <dc:date>2021-11-12T21:03:49.187730045</dc:date>
    <meta:editing-duration>PT2H22M34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2" meta:paragraph-count="19" meta:word-count="50" meta:character-count="457" meta:non-whitespace-character-count="373"/>
  </office:meta>
</office:document-meta>
</file>